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e38" officeooo:paragraph-rsid="00144e38"/>
    </style:style>
    <style:style style:name="P2" style:family="paragraph" style:parent-style-name="Standard">
      <style:text-properties officeooo:rsid="00144e38" officeooo:paragraph-rsid="0015a828"/>
    </style:style>
    <style:style style:name="P3" style:family="paragraph" style:parent-style-name="Preformatted_20_Text">
      <style:text-properties officeooo:rsid="00144e38" officeooo:paragraph-rsid="0015a828"/>
    </style:style>
    <style:style style:name="T1" style:family="text">
      <style:text-properties officeooo:rsid="0015a8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:</text:p>
      <text:p text:style-name="P1"><text:tab/><text:a xlink:type="simple" xlink:href="https://github.com/noahingham/face-recognition-python" text:style-name="Internet_20_link" text:visited-style-name="Visited_20_Internet_20_Link">https://github.com/noahingham/face-recognition-python</text:a></text:p>
      <text:p text:style-name="P2"><text:tab/><text:a xlink:type="simple" xlink:href="https://docs.opencv.org/trunk/d7/d9f/tutorial_linux_install.html" text:style-name="Internet_20_link" text:visited-style-name="Visited_20_Internet_20_Link"><text:span text:style-name="T1">https://docs.opencv.org/trunk/d7/d9f/tutorial_linux_install.html</text:span></text:a></text:p>
      <text:p text:style-name="P3"><text:span text:style-name="Source_20_Text">grep -e `date +%Y-%m-%d` /var/log/dpkg.log | awk '/install / {print $4}' | uniq | xargs apt-get -y remov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0:41:47.997255481</meta:creation-date>
    <dc:date>2017-10-23T12:46:12.305684297</dc:date>
    <meta:editing-duration>PT50M3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1" meta:character-count="230" meta:non-whitespace-character-count="211"/>
  </office:meta>
</office:document-meta>
</file>